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bold" officeooo:rsid="0013c273" officeooo:paragraph-rsid="0013c273" style:font-size-asian="10.5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Times New Roman" fo:font-size="12pt" fo:language="et" fo:country="EE" fo:font-weight="bold" officeooo:rsid="0013c273" officeooo:paragraph-rsid="0013c273"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3c273" style:font-size-asian="10.5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d85df"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4cea2"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65a1f" style:font-size-asian="10.5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language="et" fo:country="EE" fo:font-weight="bold" officeooo:rsid="000b3e73" officeooo:paragraph-rsid="0014cea2"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Times New Roman" fo:font-size="12pt" fo:language="et" fo:country="EE" fo:font-weight="normal" officeooo:rsid="00062920" officeooo:paragraph-rsid="00062920" style:font-size-asian="10.5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Times New Roman" fo:language="et" fo:country="EE" fo:font-weight="bold" officeooo:rsid="0004acec" officeooo:paragraph-rsid="0004acec" style:font-weight-asian="bold" style:font-weight-complex="bold"/>
    </style:style>
    <style:style style:name="P11" style:family="paragraph" style:parent-style-name="Standard">
      <style:paragraph-properties fo:line-height="150%" fo:text-align="justify" style:justify-single-word="false"/>
      <style:text-properties style:font-name="Times New Roman" fo:language="et" fo:country="EE" fo:font-weight="normal" officeooo:rsid="000d85df" officeooo:paragraph-rsid="000d85df" style:font-weight-asian="normal" style:font-weight-complex="normal"/>
    </style:style>
    <style:style style:name="P12" style:family="paragraph" style:parent-style-name="Standard">
      <style:paragraph-properties fo:line-height="150%" fo:text-align="justify" style:justify-single-word="false"/>
      <style:text-properties officeooo:paragraph-rsid="0013c273"/>
    </style:style>
    <style:style style:name="P13" style:family="paragraph" style:parent-style-name="Standard">
      <style:paragraph-properties fo:line-height="150%" fo:text-align="justify" style:justify-single-word="false"/>
      <style:text-properties officeooo:paragraph-rsid="00165a1f"/>
    </style:style>
    <style:style style:name="P14" style:family="paragraph" style:parent-style-name="Standard">
      <style:paragraph-properties fo:line-height="150%" fo:text-align="justify" style:justify-single-word="false"/>
      <style:text-properties style:font-name="Times New Roman" fo:font-size="12pt" fo:language="et" fo:country="EE" fo:font-weight="normal" officeooo:rsid="000cc148" officeooo:paragraph-rsid="00062920"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65a1f"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Times New Roman" fo:font-size="12pt" fo:font-weight="bold" officeooo:rsid="0013c273" officeooo:paragraph-rsid="0013c273" style:font-size-asian="10.5pt" style:font-weight-asian="bold" style:font-size-complex="12pt" style:font-weight-complex="bold"/>
    </style:style>
    <style:style style:name="P18" style:family="paragraph" style:parent-style-name="Standard">
      <style:paragraph-properties fo:line-height="150%" fo:text-align="justify" style:justify-single-word="false"/>
      <style:text-properties officeooo:paragraph-rsid="0013c273"/>
    </style:style>
    <style:style style:name="P19" style:family="paragraph" style:parent-style-name="Standard">
      <style:paragraph-properties fo:line-height="150%" fo:text-align="justify" style:justify-single-word="false" fo:break-before="column"/>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T1" style:family="text">
      <style:text-properties fo:font-weight="normal" officeooo:rsid="000b3e73" style:font-weight-asian="normal" style:font-weight-complex="normal"/>
    </style:style>
    <style:style style:name="T2" style:family="text">
      <style:text-properties fo:font-weight="normal" officeooo:rsid="000cc148" style:font-weight-asian="normal" style:font-weight-complex="normal"/>
    </style:style>
    <style:style style:name="T3" style:family="text">
      <style:text-properties fo:font-weight="normal" officeooo:rsid="000d85df" style:font-weight-asian="normal" style:font-weight-complex="normal"/>
    </style:style>
    <style:style style:name="T4" style:family="text">
      <style:text-properties fo:font-weight="normal" officeooo:rsid="00103b94" style:font-weight-asian="normal" style:font-weight-complex="normal"/>
    </style:style>
    <style:style style:name="T5" style:family="text">
      <style:text-properties fo:font-weight="normal" officeooo:rsid="00115a6e" style:font-weight-asian="normal" style:font-weight-complex="normal"/>
    </style:style>
    <style:style style:name="T6" style:family="text">
      <style:text-properties fo:font-weight="normal" officeooo:rsid="00125bbf" style:font-weight-asian="normal" style:font-weight-complex="normal"/>
    </style:style>
    <style:style style:name="T7" style:family="text">
      <style:text-properties fo:font-weight="normal" officeooo:rsid="0013bac7" style:font-weight-asian="normal" style:font-weight-complex="normal"/>
    </style:style>
    <style:style style:name="T8" style:family="text">
      <style:text-properties fo:font-weight="normal" officeooo:rsid="0013c273" style:font-weight-asian="normal" style:font-weight-complex="normal"/>
    </style:style>
    <style:style style:name="T9" style:family="text">
      <style:text-properties fo:font-weight="normal" officeooo:rsid="0014504a" style:font-weight-asian="normal" style:font-weight-complex="normal"/>
    </style:style>
    <style:style style:name="T10" style:family="text">
      <style:text-properties fo:font-weight="normal" officeooo:rsid="00165a1f" style:font-weight-asian="normal" style:font-weight-complex="normal"/>
    </style:style>
    <style:style style:name="T11" style:family="text">
      <style:text-properties fo:font-weight="normal" officeooo:rsid="00182987" style:font-weight-asian="normal" style:font-weight-complex="normal"/>
    </style:style>
    <style:style style:name="T12" style:family="text">
      <style:text-properties fo:font-weight="normal" officeooo:rsid="0018a589" style:font-weight-asian="normal" style:font-weight-complex="normal"/>
    </style:style>
    <style:style style:name="T13" style:family="text">
      <style:text-properties fo:font-weight="normal" officeooo:rsid="001a1341" style:font-weight-asian="normal" style:font-weight-complex="normal"/>
    </style:style>
    <style:style style:name="T14" style:family="text">
      <style:text-properties fo:font-weight="normal" officeooo:rsid="001a6f88" style:font-weight-asian="normal" style:font-weight-complex="normal"/>
    </style:style>
    <style:style style:name="T15" style:family="text">
      <style:text-properties fo:font-weight="normal" officeooo:rsid="001c0de0" style:font-weight-asian="normal" style:font-weight-complex="normal"/>
    </style:style>
    <style:style style:name="T16" style:family="text">
      <style:text-properties fo:font-weight="normal" officeooo:rsid="001d882d" style:font-weight-asian="normal" style:font-weight-complex="normal"/>
    </style:style>
    <style:style style:name="T17" style:family="text">
      <style:text-properties officeooo:rsid="000b3e73"/>
    </style:style>
    <style:style style:name="T18" style:family="text">
      <style:text-properties fo:font-weight="bold" style:font-weight-asian="bold" style:font-weight-complex="bold"/>
    </style:style>
    <style:style style:name="T19" style:family="text">
      <style:text-properties fo:font-weight="bold" officeooo:rsid="0014cea2" style:font-weight-asian="bold" style:font-weight-complex="bold"/>
    </style:style>
    <style:style style:name="T20" style:family="text">
      <style:text-properties style:font-name="Times New Roman" fo:font-size="12pt" fo:language="et" fo:country="EE" fo:font-weight="bold" officeooo:rsid="00062920" style:font-size-asian="10.5pt" style:font-weight-asian="bold" style:font-size-complex="12pt" style:font-weight-complex="bold"/>
    </style:style>
    <style:style style:name="T21" style:family="text">
      <style:text-properties style:font-name="Times New Roman" fo:font-size="12pt" fo:language="et" fo:country="EE" fo:font-weight="normal" officeooo:rsid="0014cea2" style:font-size-asian="10.5pt" style:font-weight-asian="normal" style:font-size-complex="12pt" style:font-weight-complex="normal"/>
    </style:style>
    <style:style style:name="T22" style:family="text">
      <style:text-properties style:font-name="Times New Roman" fo:font-size="12pt" fo:language="et" fo:country="EE" fo:font-weight="normal" officeooo:rsid="00165a1f" style:font-size-asian="10.5pt" style:font-weight-asian="normal" style:font-size-complex="12pt" style:font-weight-complex="normal"/>
    </style:style>
    <style:style style:name="T23" style:family="text">
      <style:text-properties style:font-name="Times New Roman" fo:font-size="12pt" fo:language="et" fo:country="EE" fo:font-weight="normal" officeooo:rsid="0014504a" style:font-size-asian="10.5pt" style:font-weight-asian="normal" style:font-size-complex="12pt" style:font-weight-complex="normal"/>
    </style:style>
    <style:style style:name="T24" style:family="text">
      <style:text-properties style:font-name="Times New Roman" fo:font-size="12pt" fo:language="et" fo:country="EE" fo:font-weight="normal" officeooo:rsid="0014504a" fo:background-color="transparent" loext:char-shading-value="0" style:font-size-asian="10.5pt" style:font-weight-asian="normal" style:font-size-complex="12pt" style:font-weight-complex="normal"/>
    </style:style>
    <style:style style:name="T25" style:family="text">
      <style:text-properties style:font-name="Times New Roman" fo:font-size="12pt" fo:language="et" fo:country="EE" fo:font-weight="normal" officeooo:rsid="00165a1f" fo:background-color="transparent" loext:char-shading-value="0" style:font-size-asian="10.5pt" style:font-weight-asian="normal" style:font-size-complex="12pt" style:font-weight-complex="normal"/>
    </style:style>
    <style:style style:name="T26" style:family="text">
      <style:text-properties style:font-name="Times New Roman" fo:font-size="12pt" fo:font-weight="bold" officeooo:rsid="001a6f88" style:font-size-asian="10.5pt" style:font-weight-asian="bold" style:font-size-complex="12pt" style:font-weight-complex="bold"/>
    </style:style>
    <style:style style:name="T27" style:family="text">
      <style:text-properties style:font-name="Times New Roman" fo:language="et" fo:country="EE" officeooo:rsid="0007aa5e"/>
    </style:style>
    <style:style style:name="T28" style:family="text">
      <style:text-properties officeooo:rsid="0013c273"/>
    </style:style>
    <style:style style:name="T29" style:family="text">
      <style:text-properties fo:language="et" fo:country="EE" fo:font-weight="normal" officeooo:rsid="0007aa5e" style:font-weight-asian="normal" style:font-weight-complex="normal"/>
    </style:style>
    <style:style style:name="T30" style:family="text">
      <style:text-properties fo:language="et" fo:country="EE" officeooo:rsid="0007aa5e"/>
    </style:style>
    <style:style style:name="T31" style:family="text">
      <style:text-properties officeooo:rsid="0014cea2"/>
    </style:style>
    <style:style style:name="T32" style:family="text">
      <style:text-properties fo:font-variant="normal" fo:text-transform="none" fo:color="#1a1a1a" loext:opacity="100%" style:font-name="Times New Roman" fo:font-size="12pt" fo:letter-spacing="normal" fo:font-style="normal" fo:font-weight="normal" officeooo:rsid="0007aa5e" style:font-size-asian="12pt" style:font-weight-asian="normal" style:font-size-complex="12pt" style:font-weight-complex="normal"/>
    </style:style>
    <style:style style:name="T33" style:family="text">
      <style:text-properties fo:font-variant="normal" fo:text-transform="none" fo:color="#1a1a1a" loext:opacity="100%" style:font-name="Times New Roman" fo:font-size="12pt" fo:letter-spacing="normal" fo:font-style="normal" fo:font-weight="normal" officeooo:rsid="00165a1f" style:font-size-asian="12pt" style:font-weight-asian="normal" style:font-size-complex="12pt" style:font-weight-complex="normal"/>
    </style:style>
    <style:style style:name="T34" style:family="text">
      <style:text-properties officeooo:rsid="00182987"/>
    </style:style>
    <style:style style:name="T35" style:family="text">
      <style:text-properties officeooo:rsid="0018a589"/>
    </style:style>
    <style:style style:name="T36" style:family="text">
      <style:text-properties officeooo:rsid="001a6f88"/>
    </style:style>
    <style:style style:name="T37" style:family="text">
      <style:text-properties officeooo:rsid="001c0d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kandinaavia</text:p>
      <text:p text:style-name="P10"/>
      <text:p text:style-name="P11"><text:tab/><text:span text:style-name="T18">Sissejuhatus:</text:span></text:p>
      <text:p text:style-name="P11"><text:tab/>Shit here</text:p>
      <text:p text:style-name="P3"><text:tab/><text:span text:style-name="T28">Taani</text:span></text:p>
      <text:p text:style-name="P3"><text:tab/><text:span text:style-name="T28">Üldine</text:span><text:tab/><text:tab/></text:p>
      <text:p text:style-name="P4"><text:span text:style-name="T2"><text:tab/></text:span><text:span text:style-name="T4">Taani peale teist maailmasõda peale saksa poolt vallutamist, keskendus enda kaitsejõu suurendamisele. </text:span><text:span text:style-name="T5">Taani liitus ÜRO-ga ja </text:span><text:span text:style-name="T6">oli NATO üks asustajaliikmetest. Kaitseks andis USA militaarvarustust Taanile, lootes et nemad lubavad luua lennubaase ehitamast, kuid Taani ei andud luba nende ehitamisele. </text:span><text:span text:style-name="T7">1960. aastal oli Taani üks asustajaliikmetest EFTA, </text:span><text:span text:style-name="T8">mis oli mõeldud kaubanduse suurendamiseks riikide vahel, kes ei tahtnud liituda EMÜ-ga. </text:span><text:span text:style-name="T10">Taani oli liitunud mõlemaga</text:span><text:span text:style-name="T9">.</text:span></text:p>
      <text:p text:style-name="P4"><text:span text:style-name="T8"><text:tab/></text:span><text:span text:style-name="T28">Poliitika</text:span></text:p>
      <text:p text:style-name="P13"><text:span text:style-name="T20"><text:tab/></text:span><text:span text:style-name="T21">Taani parlamendi</text:span><text:span text:style-name="T22"> nimetus on Folketing. P</text:span><text:span text:style-name="T23">eale </text:span><text:span text:style-name="T22">teist </text:span><text:span text:style-name="T23">maailmasõda oli juhtivaks parteiks Sotsiaaldemokraadid kuni 1970. a-ni. Selle ajavältel toimus riigis palju reforme, millest üks oli, et Naised võivad olla troonipärijad. Selle ajavahemikus olid peamised reformid maksudega seotud. 1968-1971 vahemikus olid juhtivaks parteiks konservatiivid, kelle perioodil ei toimunud märkimisväärset. Peale seda olid Sotsiaaldemokraadid taas võimul</text:span><text:span text:style-name="T24">. </text:span><text:span text:style-name="T25">1980. a kuni 1990ni tuli konservatiivid võimule vähemvalitsusena kolme minoriteetse grupiga, mis koosnes </text:span><text:span text:style-name="T24">liberaalidest, kesk-demokraatidest ja kristlastest </text:span><text:span text:style-name="T25">ning esimine konservatiivne peaminister nimega Schlüter, <text:s text:c="2"/>ning alustati majandusliku taastumise ja inflatsiooni vastase plaani, mis töötas, kuid võlg välismaale jäi ikkagi probleemiks.</text:span><text:span text:style-name="T23"> </text:span><text:span text:style-name="T22">Tuntumad peaministrid : </text:span><text:span text:style-name="T32">Jørgensen, </text:span><text:span text:style-name="T33">Schlüter.</text:span></text:p>
      <text:p text:style-name="P4"><text:tab/><text:span text:style-name="T28">Majandus</text:span></text:p>
      <text:p text:style-name="P7"><text:tab/><text:span text:style-name="T10">Taani oli algselt põllumajandusriik, kuid selle sektori populaarsus langes EMÜ ja EFTA liitumise tõttu kuna seadused olid limiteerisid eksportide ja importide võimalusi ning põllumaa hind kasvas. Kuna osad talunikud olid võtnud määratud intressiga laenu maa soetamiseks, tekkis neil maksmisega probleeme. Taani liikus edasi teenuste tootmise juurde, ning tekkis periood kus mindi üle tootmis sektorisse ja selle tagajärjel kasvas töötute hulk,</text:span><text:span text:style-name="T11"> aga riigi majandus kasvas tänu sellele</text:span><text:span text:style-name="T10">.</text:span></text:p>
      <text:p text:style-name="P7"><text:tab/><text:span text:style-name="T35">Heaolu</text:span></text:p>
      <text:p text:style-name="P7"><text:tab/><text:span text:style-name="T12">1960 aastatel algas avaliku sektori laiendamine, peamiselt tervis</text:span><text:span text:style-name="T13">e ja hariduses. See muutus elanikele tasuta kättesaadavaks.</text:span></text:p>
      <text:p text:style-name="P7"><text:span text:style-name="T10"><text:s/></text:span><text:tab/><text:span text:style-name="T28">Kunin</text:span><text:span text:style-name="T34">glik perekond</text:span></text:p>
      <text:p text:style-name="P7"><text:tab/></text:p>
      <text:p text:style-name="P4"/>
      <text:p text:style-name="P19"/>
      <text:p text:style-name="P19"><text:soft-page-break/>2. Rootsi</text:p>
      <text:p text:style-name="P6"><text:tab/><text:span text:style-name="T31">Üldiselt</text:span></text:p>
      <text:p text:style-name="P6"><text:span text:style-name="T1"><text:tab/>Rootsi külma sõja ajal. </text:span><text:span text:style-name="T3">Kuna rootsi ei saanud kannatada teises maailmasõjas, jäi ta <text:s/>neutraalseks. Ta pigem eelistas USA toetust ning tegi temaga salaja koostööd, jättes maailmale mulje, et nemad ei tee kellegiga koostööd. </text:span><text:span text:style-name="T14">Lisaks sai ta ka marshalli toetust. Oli EFTA üks <text:s/>asustajariikidest.</text:span><text:span text:style-name="T3"> </text:span><text:span text:style-name="T13">Immigrantide sisserändega, </text:span><text:span text:style-name="T14">ja linnasutmisega</text:span><text:span text:style-name="T13"> tekkis </text:span><text:span text:style-name="T14">majutuse puudus või elamine polnud standartsel tasemel</text:span><text:span text:style-name="T13">, mille lahenduseks loodi „1 miljoni plaan”, kus ehitati miljon maja, et </text:span><text:span text:style-name="T14">oleks standartidele vastava kvaliteediga odav majutus.</text:span></text:p>
      <text:p text:style-name="P5"><text:span text:style-name="T1"><text:tab/></text:span><text:span text:style-name="T17">Poliitika</text:span></text:p>
      <text:p text:style-name="P5"/>
      <text:p text:style-name="P8"><text:tab/>Majandus</text:p>
      <text:p text:style-name="P8"><text:tab/><text:span text:style-name="T15">Rootsi majand</text:span><text:span text:style-name="T16">usmudel, ehk „Svenska modellen” on 3 osa, milleks on tööturg, universaalne heaolu poliitika ja <text:s/>stabiilne majanduspoliitka.</text:span></text:p>
      <text:p text:style-name="P8"><text:tab/>Gösta Ingvar Carlsson</text:p>
      <text:p text:style-name="P4"/>
      <text:p text:style-name="P4"><text:tab/>Norra</text:p>
      <text:p text:style-name="P9"><text:tab/><text:span text:style-name="T19">Üldiselt</text:span></text:p>
      <text:p text:style-name="P4"><text:tab/><text:span text:style-name="T2">Norra külma sõja ajal.</text:span></text:p>
      <text:p text:style-name="P4"><text:span text:style-name="T2"><text:tab/></text:span><text:span text:style-name="T31">Poliitika</text:span></text:p>
      <text:p text:style-name="P4"/>
      <text:p text:style-name="P4"><text:tab/><text:span text:style-name="T31">Majandus</text:span></text:p>
      <text:p text:style-name="P14"/>
      <text:p text:style-name="P4"><text:tab/>Island</text:p>
      <text:p text:style-name="P4"><text:tab/><text:span text:style-name="T31">Üldiselt</text:span></text:p>
      <text:p text:style-name="P4"><text:tab/><text:span text:style-name="T31">Poliitika</text:span></text:p>
      <text:p text:style-name="P4"><text:tab/><text:span text:style-name="T31">Majandus</text:span></text:p>
      <text:p text:style-name="P4"/>
      <text:p text:style-name="P2">Sources:</text:p>
      <text:p text:style-name="P1"><text:a xlink:type="simple" xlink:href="https://en.wikipedia.org/wiki/Denmark" text:style-name="Internet_20_link" text:visited-style-name="Visited_20_Internet_20_Link"><text:span text:style-name="T29">https://en.wikipedia.org/wiki/Denmark</text:span></text:a></text:p>
      <text:p text:style-name="P12"><text:a xlink:type="simple" xlink:href="https://eh.net/encyclopedia/an-economic-history-of-denmark/" text:style-name="Internet_20_link" text:visited-style-name="Visited_20_Internet_20_Link"><text:span text:style-name="T27">eh</text:span></text:a></text:p>
      <text:p text:style-name="P1"><text:a xlink:type="simple" xlink:href="https://www.britannica.com/place/Denmark/Postwar-Denmark-1945-c-1990" text:style-name="Internet_20_link" text:visited-style-name="Visited_20_Internet_20_Link"><text:span text:style-name="T30">Brit</text:span></text:a></text:p>
      <text:p text:style-name="P12"><text:a xlink:type="simple" xlink:href="https://theculturetrip.com/europe/sweden/articles/million-programme-brought-homes-vibrancy-stockholm/" text:style-name="Internet_20_link" text:visited-style-name="Visited_20_Internet_20_Link"><text:span text:style-name="T26">1milplan</text:span></text:a></text:p>
      <text:p text:style-name="P12"><text:a xlink:type="simple" xlink:href="https://eh.net/?s=sweden" text:style-name="Internet_20_link" text:visited-style-name="Visited_20_Internet_20_Link"><text:span text:style-name="T36">Su ema rootsi majanduses</text:span></text:a></text:p>
      <text:p text:style-name="P12"><text:a xlink:type="simple" xlink:href="https://www.government.se/4a5336/contentassets/8416c4ff1410419090181fe503920390/the-swedish-model.pdf" text:style-name="Internet_20_link" text:visited-style-name="Visited_20_Internet_20_Link"><text:span text:style-name="T37">Rootsi mudel</text:span></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0:02:48.702424646</meta:creation-date>
    <dc:date>2022-02-17T10:58:46.968843315</dc:date>
    <meta:editing-duration>PT1H13M54S</meta:editing-duration>
    <meta:editing-cycles>11</meta:editing-cycles>
    <meta:generator>LibreOffice/7.1.7.2$Linux_X86_64 LibreOffice_project/10$Build-2</meta:generator>
    <meta:document-statistic meta:table-count="0" meta:image-count="0" meta:object-count="0" meta:page-count="2" meta:paragraph-count="37" meta:word-count="371" meta:character-count="2907" meta:non-whitespace-character-count="2536"/>
  </office:meta>
</office:document-meta>
</file>